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6.5in"/>
    </style:style>
    <style:style style:name="Table3" style:family="table">
      <style:table-properties style:width="6.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ableColumn40" style:family="table-column">
      <style:table-column-properties style:column-width="7in"/>
    </style:style>
    <style:style style:name="Table39" style:family="table">
      <style:table-properties style:width="7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delo de carta</text:p>
      <text:p text:style-name="P2">Requerimento de reconhecimento de nome social escolar</text:p>
      <text:p text:style-name="Normal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Instruções de utilização</text:span>:</text:p>
            <text:p text:style-name="P9">- Abrir a composição de uma<text:s/><text:span text:style-name="T10">nova mensagem</text:span><text:s/>de correio eletrónico na sua aplicação ou serviço de correio eletrónico (por exemplo<text:s/><text:span text:style-name="T11">GMail</text:span>) e deve<text:s/><text:span text:style-name="T12">copiar o assunto abaixo</text:span><text:s/>indicado tal e qual como está escrito na nova mensagem;</text:p>
            <text:p text:style-name="P13">-<text:s/><text:span text:style-name="T14">Copiar a “tabela”</text:span><text:s/>abaixo contendo o texto integral do pedido para uma nova mensagem de correio eletrónico;</text:p>
            <text:p text:style-name="P15">- Editar o corpo da mensagem de acordo com as suas necessidades específicas;</text:p>
            <text:p text:style-name="P16">- Anexar documento ou comprovativo de alteração dos dados, são elegíveis:</text:p>
            <text:p text:style-name="P17">- Digitalização a cores de boa qualidade do Cartão de Cidadão (qualidade &gt;=300<text:s/><text:span text:style-name="T18">PPI</text:span>);</text:p>
            <text:p text:style-name="P19">- Documento<text:s/>em formato<text:s/><text:span text:style-name="T20">PDF</text:span><text:s/>exportado da aplicação móvel<text:s/><text:span text:style-name="T21">gov.pt</text:span><text:s/>com a devida assinatura digital.</text:p>
            <text:p text:style-name="P22"/>
            <text:p text:style-name="P23">Instruções de preenchimento e edição:</text:p>
            <text:p text:style-name="P24">- Indicar apenas os<text:s/><text:span text:style-name="T25">dados a serem efetivamente alterados</text:span><text:s/>na secção de dados a alterar, removendo aqueles que não interessam;</text:p>
            <text:p text:style-name="P26">- Indicar os<text:s/><text:span text:style-name="T27">dados anteriores conhecidos</text:span><text:s/>e aplicáveis na secção de dados anteriores. Na eventualidade de não se lembrar de algum dado/elemento, da morada ou endereço de correio eletrónico deverá remover as linhas correspondentes para que o pedido seja o mais limpo possível;</text:p>
            <text:p text:style-name="P28">- Remover todos os<text:s/><text:span text:style-name="T29">campos inalterados</text:span><text:s/>ou não aplicáveis;</text:p>
            <text:p text:style-name="P30">- Garantir a substituição de todos os<text:s/><text:span text:style-name="T31">campos delimitados por parênteses retos ou o preenchimento de outros em vazio</text:span>;</text:p>
            <text:p text:style-name="P32">-<text:s/><text:span text:style-name="T33">Assinar a mensagem</text:span><text:s/>de correio eletrónico com o seu nome completo substituindo o texto em parênteses retos.</text:p>
          </table:table-cell>
        </table:table-row>
        <table:table-row table:style-name="TableRow34">
          <table:table-cell table:style-name="TableCell35">
            <text:p text:style-name="P36"/>
          </table:table-cell>
        </table:table-row>
      </table:table>
      <text:p text:style-name="Normal"/>
      <text:p text:style-name="Normal"><text:span text:style-name="T37">Destinatário</text:span>:<text:s/>[A-DEFINIR]</text:p>
      <text:p text:style-name="Normal"/>
      <text:p text:style-name="Normal"><text:span text:style-name="T38">Assunto</text:span>:<text:s/>Requerimento de reconhecimento de nome social escolar</text:p>
      <text:p text:style-name="Normal"/>
      <text:p text:style-name="Normal">---</text:p>
      <text:p text:style-name="Normal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P43">Excelentíssimo/a Senhor/a</text:p>
          </table:table-cell>
        </table:table-row>
        <table:table-row table:style-name="TableRow44">
          <table:table-cell table:style-name="TableCell45">
            <text:p text:style-name="P46">Diretor/a do/da [NOME-DO-AGRUPAMENTO-OU-ESCOLA]</text:p>
            <text:p text:style-name="P47">Professor/a [NOME-DA-PESSOA]</text:p>
            <text:p text:style-name="P48"/>
            <text:p text:style-name="P49">Assunto: Reconhecimento de nome social</text:p>
            <text:p text:style-name="P50"/>
            <text:p text:style-name="P51">Data: [DIA] de [MÊS] de [ANO]</text:p>
            <text:p text:style-name="P52"/>
            <text:p text:style-name="P53">[NOME-DO-ENCARREGADO-DE-EDUCAÇÃO], encarregado/a de educação do/da aluno/a com o Cartão de Cidadão n.º [NÚMERO-DO-DOCUMENTO] e n.º de aluno/a [NÚMERO-DE-ALUNO], vem<text:s/><text:soft-page-break/>por este meio requerer que sejam dadas orientações aos/às professores/as da turma [IDENTIFICADOR-DA-TURMA] que o/a seu/sua educando/a integra para que a ele/ela se dirijam pelo nome social autoatribuído, no caso, [NOME-ESCOLHIDO], e utilizem pronome no [MASCULINO-FEMININO]. Solicita-se ainda que a documentação administrativa e processual do/da seu/sua educando/a, seja adaptada, conforme o estipulado no n.º 2 do artigo 3.º, da Lei n.º 38/2018, de 7 de agosto, uma vez que se enquadra na situação de autodeterminação da identidade de género e de acordo com o definido no n.º 2 do artigo 12.º da mesma lei.</text:p>
            <text:p text:style-name="P54"/>
            <text:p text:style-name="P55">Agradecendo desde já a atenção dispensada, aguardo com expectativa que esta situação possa ser rapidamente resolvida.</text:p>
            <text:p text:style-name="P56"/>
            <text:p text:style-name="P57">Atenciosamente,</text:p>
            <text:p text:style-name="P58">[NOME-COMPLETO-DO-ENCARREGADO-DE-EDUCAÇÃO]</text:p>
            <text:p text:style-name="P5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62626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404040" fo:font-size="13pt" style:font-size-asian="13pt" style:font-size-complex="13pt" fo:hyphenate="false"/>
    </style:style>
    <style:style style:name="Normal" style:display-name="Normal" style:family="paragraph">
      <style:text-properties style:font-name="Verdana" fo:font-size="10pt" style:font-size-asian="10pt" fo:language="pt" fo:country="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Verdana" style:font-name-asian="Times New Roman" style:font-name-complex="Times New Roman" fo:color="#262626" fo:font-size="14pt" style:font-size-asian="14pt" style:font-size-complex="16pt" fo:language="pt" fo:country="PT"/>
    </style:style>
    <style:style style:name="Heading2Char" style:display-name="Heading 2 Char" style:family="text" style:parent-style-name="DefaultParagraphFont">
      <style:text-properties style:font-name="Verdana" style:font-name-asian="Times New Roman" style:font-name-complex="Times New Roman" fo:color="#404040" fo:font-size="13pt" style:font-size-asian="13pt" style:font-size-complex="13pt" fo:language="pt" fo:country="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style:font-name-complex="Times New Roman" fo:color="#171717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Verdana" style:font-name-asian="Times New Roman" style:font-name-complex="Times New Roman" fo:color="#171717" fo:letter-spacing="-0.0069in" style:letter-kerning="true" fo:font-size="28pt" style:font-size-asian="28pt" style:font-size-complex="28pt" fo:language="pt" fo:country="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Verdana" style:font-name-asian="Times New Roman" fo:color="#5A5A5A" fo:letter-spacing="0.0104in" fo:font-size="10pt" style:font-size-asian="10pt" fo:language="pt" fo:country="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71717"/>
    </style:style>
    <style:style style:name="IntenseQuote" style:display-name="Intense Quote" style:family="paragraph" style:parent-style-name="Normal" style:next-style-name="Normal">
      <style:paragraph-properties fo:border-top="0.0069in solid #171717" fo:border-left="none" fo:border-bottom="0.0069in solid #171717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71717" fo:hyphenate="false"/>
    </style:style>
    <style:style style:name="IntenseQuoteChar" style:display-name="Intense Quote Char" style:family="text" style:parent-style-name="DefaultParagraphFont">
      <style:text-properties style:font-name="Verdana" fo:font-style="italic" style:font-style-asian="italic" style:font-style-complex="italic" fo:color="#171717" fo:font-size="10pt" style:font-size-asian="10pt" fo:language="pt" fo:country="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171717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s</meta:initial-creator>
    <dc:creator>Mars</dc:creator>
    <meta:creation-date>2025-06-30T23:45:00Z</meta:creation-date>
    <dc:date>2025-06-30T23:45:00Z</dc:date>
    <meta:template xlink:href="modelo-documento-base.dotx" xlink:type="simple"/>
    <meta:editing-cycles>2</meta:editing-cycles>
    <meta:editing-duration>PT0S</meta:editing-duration>
    <meta:document-statistic meta:page-count="2" meta:paragraph-count="5" meta:word-count="404" meta:character-count="2707" meta:row-count="19" meta:non-whitespace-character-count="2308"/>
  </office:meta>
</office:document-meta>
</file>